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cm" fo:min-width="1.78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.37cm" svg:y1="0.87cm" svg:x2="16.61cm" svg:y2="0.87cm">
          <text:p/>
        </draw:line>
        <draw:line draw:style-name="gr1" draw:text-style-name="P1" draw:layer="layout" svg:x1="1.37cm" svg:y1="0.87cm" svg:x2="1.37cm" svg:y2="16.11cm">
          <text:p/>
        </draw:line>
        <draw:line draw:style-name="gr2" draw:text-style-name="P1" draw:layer="layout" svg:x1="1.37cm" svg:y1="16.11cm" svg:x2="16.61cm" svg:y2="16.11cm">
          <text:p/>
        </draw:line>
        <draw:line draw:style-name="gr2" draw:text-style-name="P1" draw:layer="layout" svg:x1="16.61cm" svg:y1="0.87cm" svg:x2="16.61cm" svg:y2="16.11cm">
          <text:p/>
        </draw:line>
        <draw:line draw:style-name="gr1" draw:text-style-name="P1" draw:layer="layout" svg:x1="5.18cm" svg:y1="4.68cm" svg:x2="20.42cm" svg:y2="4.68cm">
          <text:p/>
        </draw:line>
        <draw:line draw:style-name="gr1" draw:text-style-name="P1" draw:layer="layout" svg:x1="5.18cm" svg:y1="19.92cm" svg:x2="20.42cm" svg:y2="19.92cm">
          <text:p/>
        </draw:line>
        <draw:line draw:style-name="gr1" draw:text-style-name="P1" draw:layer="layout" svg:x1="5.18cm" svg:y1="4.68cm" svg:x2="5.18cm" svg:y2="19.92cm">
          <text:p/>
        </draw:line>
        <draw:line draw:style-name="gr1" draw:text-style-name="P1" draw:layer="layout" svg:x1="20.42cm" svg:y1="4.68cm" svg:x2="20.42cm" svg:y2="19.92cm">
          <text:p/>
        </draw:line>
        <draw:line draw:style-name="gr1" draw:text-style-name="P1" draw:layer="layout" svg:x1="16.61cm" svg:y1="0.87cm" svg:x2="20.42cm" svg:y2="4.68cm">
          <text:p/>
        </draw:line>
        <draw:line draw:style-name="gr1" draw:text-style-name="P1" draw:layer="layout" svg:x1="1.37cm" svg:y1="0.87cm" svg:x2="5.18cm" svg:y2="4.68cm">
          <text:p/>
        </draw:line>
        <draw:line draw:style-name="gr1" draw:text-style-name="P1" draw:layer="layout" svg:x1="1.37cm" svg:y1="16.11cm" svg:x2="5.18cm" svg:y2="19.92cm">
          <text:p/>
        </draw:line>
        <draw:line draw:style-name="gr2" draw:text-style-name="P1" draw:layer="layout" svg:x1="16.61cm" svg:y1="16.11cm" svg:x2="20.42cm" svg:y2="19.92cm">
          <text:p/>
        </draw:line>
        <draw:line draw:style-name="gr3" draw:text-style-name="P1" draw:layer="layout" svg:x1="1.37cm" svg:y1="16.11cm" svg:x2="2.894cm" svg:y2="16.11cm">
          <text:p/>
        </draw:line>
        <draw:line draw:style-name="gr3" draw:text-style-name="P1" draw:layer="layout" svg:x1="1.37cm" svg:y1="15.856cm" svg:x2="1.37cm" svg:y2="14.332cm">
          <text:p/>
        </draw:line>
        <draw:line draw:style-name="gr3" draw:text-style-name="P1" draw:layer="layout" svg:x1="1.37cm" svg:y1="16.11cm" svg:x2="2.894cm" svg:y2="17.634cm">
          <text:p/>
        </draw:line>
        <draw:frame draw:style-name="gr4" draw:layer="layout" svg:width="0.853cm" svg:height="0.962cm" svg:x="0.755cm" svg:y="15.86cm">
          <draw:text-box>
            <text:p>0</text:p>
          </draw:text-box>
        </draw:frame>
        <draw:frame draw:style-name="gr4" draw:layer="layout" svg:width="0.853cm" svg:height="0.962cm" svg:x="16.002cm" svg:y="15.964cm">
          <draw:text-box>
            <text:p>1</text:p>
          </draw:text-box>
        </draw:frame>
        <draw:frame draw:style-name="gr5" draw:layer="layout" svg:width="2.286cm" svg:height="0.962cm" svg:x="1.495cm" svg:y="15.194cm">
          <draw:text-box>
            <text:p>x</text:p>
          </draw:text-box>
        </draw:frame>
        <draw:frame draw:style-name="gr4" draw:layer="layout" svg:width="0.82cm" svg:height="0.962cm" svg:x="0.508cm" svg:y="14.432cm">
          <draw:text-box>
            <text:p>y</text:p>
          </draw:text-box>
        </draw:frame>
        <draw:frame draw:style-name="gr4" draw:layer="layout" svg:width="0.82cm" svg:height="0.962cm" svg:x="1.878cm" svg:y="17.18cm">
          <draw:text-box>
            <text:p>z</text:p>
          </draw:text-box>
        </draw:frame>
        <draw:frame draw:style-name="gr4" draw:layer="layout" svg:width="0.853cm" svg:height="0.962cm" svg:x="1.109cm" svg:y="0.108cm">
          <draw:text-box>
            <text:p>3</text:p>
          </draw:text-box>
        </draw:frame>
        <draw:frame draw:style-name="gr4" draw:layer="layout" svg:width="0.853cm" svg:height="0.962cm" svg:x="16.007cm" svg:y="0.1cm">
          <draw:text-box>
            <text:p>2</text:p>
          </draw:text-box>
        </draw:frame>
        <draw:frame draw:style-name="gr4" draw:layer="layout" svg:width="0.853cm" svg:height="0.962cm" svg:x="4.926cm" svg:y="19.838cm">
          <draw:text-box>
            <text:p>4</text:p>
          </draw:text-box>
        </draw:frame>
        <draw:frame draw:style-name="gr4" draw:layer="layout" svg:width="0.853cm" svg:height="0.962cm" svg:x="20.034cm" svg:y="19.82cm">
          <draw:text-box>
            <text:p>5</text:p>
          </draw:text-box>
        </draw:frame>
        <draw:frame draw:style-name="gr4" draw:layer="layout" svg:width="0.853cm" svg:height="0.962cm" svg:x="5.067cm" svg:y="3.918cm">
          <draw:text-box>
            <text:p>7</text:p>
          </draw:text-box>
        </draw:frame>
        <draw:frame draw:style-name="gr4" draw:layer="layout" svg:width="0.853cm" svg:height="0.962cm" svg:x="20.242cm" svg:y="3.918cm">
          <draw:text-box>
            <text:p>6</text:p>
          </draw:text-box>
        </draw:frame>
        <draw:frame draw:style-name="gr4" draw:layer="layout" svg:width="15.17cm" svg:height="11.771cm" svg:x="5.166cm" svg:y="4.593cm">
          <draw:text-box>
            <text:p>convertToMeters 1;</text:p>
            <text:p>vertices</text:p>
            <text:p>( <text:s text:c="18"/>编号</text:p>
            <text:p><text:s text:c="4"/>(0 0 0)<text:tab/>0</text:p>
            <text:p><text:s text:c="4"/>(1 0 0)<text:tab/>1</text:p>
            <text:p><text:s text:c="4"/>(1 1 0)<text:tab/>2</text:p>
            <text:p><text:s text:c="4"/>(0 1 0)<text:tab/>3</text:p>
            <text:p><text:s text:c="4"/>(0 0 1)<text:tab/>4</text:p>
            <text:p><text:s text:c="4"/>(1 0 1)<text:tab/>5</text:p>
            <text:p><text:s text:c="4"/>(1 1 1)<text:tab/>6</text:p>
            <text:p><text:s text:c="4"/>(0 1 1)<text:tab/>7</text:p>
            <text:p>);</text:p>
            <text:p>blocks</text:p>
            <text:p>(</text:p>
            <text:p><text:s text:c="4"/>hex (0 1 2 3 4 5 6 7) (2 2 1) simpleGrading (1 1 1)</text:p>
            <text:p>);</text:p>
          </draw:text-box>
        </draw:frame>
        <draw:frame draw:style-name="gr4" draw:layer="layout" svg:width="4.941cm" svg:height="1.106cm" svg:x="5.189cm" svg:y="2.032cm">
          <draw:text-box>
            <text:p>blockMesh<text:span text:style-name="T1">之前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layer="layout" svg:width="4.941cm" svg:height="1.106cm" svg:x="0.262cm" svg:y="0.672cm">
          <draw:text-box>
            <text:p>blockMesh<text:span text:style-name="T1">之后</text:span></text:p>
          </draw:text-box>
        </draw:frame>
        <draw:frame draw:style-name="gr4" draw:layer="layout" svg:width="5.504cm" svg:height="16.037cm" svg:x="0.229cm" svg:y="2.286cm">
          <draw:text-box>
            <text:p><text:span text:style-name="T1">points</text:span></text:p>
            <text:p>18</text:p>
            <text:p>( <text:s text:c="18"/>编号</text:p>
            <text:p>(0 0 0)<text:tab/><text:tab/>0</text:p>
            <text:p>(0.5 0 0)<text:tab/><text:tab/>1</text:p>
            <text:p>(1 0 0)<text:tab/><text:tab/>2</text:p>
            <text:p>(0 0.5 0)<text:tab/><text:tab/>3</text:p>
            <text:p>(0.5 0.5 0)<text:tab/>4</text:p>
            <text:p>(1 0.5 0)<text:tab/><text:tab/>5</text:p>
            <text:p>(0 1 0)<text:tab/><text:tab/>6</text:p>
            <text:p>(0.5 1 0)<text:tab/><text:tab/>7</text:p>
            <text:p>(1 1 0)<text:tab/><text:tab/>8</text:p>
            <text:p>(0 0 1)<text:tab/><text:tab/>9</text:p>
            <text:p>(0.5 0 1)<text:tab/><text:tab/>10</text:p>
            <text:p>(1 0 1)<text:tab/><text:tab/>11</text:p>
            <text:p>(0 0.5 1)<text:tab/><text:tab/>12</text:p>
            <text:p>(0.5 0.5 1)<text:tab/>13</text:p>
            <text:p>(1 0.5 1)<text:tab/><text:tab/>14</text:p>
            <text:p>(0 1 1)<text:tab/><text:tab/>15</text:p>
            <text:p>(0.5 1 1)<text:tab/><text:tab/>16</text:p>
            <text:p>(1 1 1)<text:tab/><text:tab/>17</text:p>
            <text:p>)</text:p>
          </draw:text-box>
        </draw:frame>
        <draw:frame draw:style-name="gr4" draw:layer="layout" svg:width="6.748cm" svg:height="17.459cm" svg:x="7.831cm" svg:y="2.286cm">
          <draw:text-box>
            <text:p><text:span text:style-name="T1">faces</text:span></text:p>
            <text:p>20</text:p>
            <text:p>( <text:s text:c="25"/>编号</text:p>
            <text:p>4(1 4 13 10)<text:tab/><text:tab/>0</text:p>
            <text:p>4(3 12 13 4)<text:tab/><text:tab/>1</text:p>
            <text:p>4(4 13 14 5)<text:tab/><text:tab/>2</text:p>
            <text:p>4(4 7 16 13)<text:tab/><text:tab/>3</text:p>
            <text:p>4(6 15 16 7)<text:tab/><text:tab/>4</text:p>
            <text:p>4(7 16 17 8)<text:tab/><text:tab/>5</text:p>
            <text:p>4(0 9 12 3)<text:tab/><text:tab/>6</text:p>
            <text:p>4(3 12 15 6)<text:tab/><text:tab/>7</text:p>
            <text:p>4(2 5 14 11)<text:tab/><text:tab/>8</text:p>
            <text:p>4(5 8 17 14)<text:tab/><text:tab/>9</text:p>
            <text:p>4(0 1 10 9)<text:tab/><text:tab/>10</text:p>
            <text:p>4(1 2 11 10)<text:tab/><text:tab/>11</text:p>
            <text:p>4(0 3 4 1)<text:tab/><text:tab/>12</text:p>
            <text:p>4(3 6 7 4)<text:tab/><text:tab/>13</text:p>
            <text:p>4(1 4 5 2)<text:tab/><text:tab/>14</text:p>
            <text:p>4(4 7 8 5)<text:tab/><text:tab/>15</text:p>
            <text:p>4(9 10 13 12)<text:tab/><text:tab/>16</text:p>
            <text:p>4(12 13 16 15)<text:tab/>17</text:p>
            <text:p>4(10 11 14 13)<text:tab/>18</text:p>
            <text:p>4(13 14 17 16)<text:tab/>19</text:p>
            <text:p>)</text:p>
          </draw:text-box>
        </draw:frame>
        <draw:frame draw:style-name="gr4" draw:layer="layout" svg:width="2.225cm" svg:height="17.315cm" svg:x="16.256cm" svg:y="2.286cm">
          <draw:text-box>
            <text:p><text:span text:style-name="T1">owner</text:span></text:p>
            <text:p>20</text:p>
            <text:p>(</text:p>
            <text:p>0</text:p>
            <text:p>0</text:p>
            <text:p>1</text:p>
            <text:p>2</text:p>
            <text:p>2</text:p>
            <text:p>3</text:p>
            <text:p>0</text:p>
            <text:p>2</text:p>
            <text:p>1</text:p>
            <text:p>3</text:p>
            <text:p>0</text:p>
            <text:p>1</text:p>
            <text:p>0</text:p>
            <text:p>2</text:p>
            <text:p>1</text:p>
            <text:p>3</text:p>
            <text:p>0</text:p>
            <text:p>2</text:p>
            <text:p>1</text:p>
            <text:p>3</text:p>
            <text:p>)</text:p>
          </draw:text-box>
        </draw:frame>
        <draw:frame draw:style-name="gr4" draw:layer="layout" svg:width="3.313cm" svg:height="5.939cm" svg:x="20.244cm" svg:y="2.286cm">
          <draw:text-box>
            <text:p><text:span text:style-name="T1">neighbour</text:span></text:p>
            <text:p>4</text:p>
            <text:p>(</text:p>
            <text:p>1</text:p>
            <text:p>2</text:p>
            <text:p>3</text:p>
            <text:p>3</text:p>
            <text:p>)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1.37cm" svg:y1="0.87cm" svg:x2="16.61cm" svg:y2="0.87cm">
          <text:p/>
        </draw:line>
        <draw:line draw:style-name="gr1" draw:text-style-name="P1" draw:layer="layout" svg:x1="1.37cm" svg:y1="0.87cm" svg:x2="1.37cm" svg:y2="16.11cm">
          <text:p/>
        </draw:line>
        <draw:line draw:style-name="gr2" draw:text-style-name="P1" draw:layer="layout" svg:x1="1.37cm" svg:y1="16.11cm" svg:x2="16.61cm" svg:y2="16.11cm">
          <text:p/>
        </draw:line>
        <draw:line draw:style-name="gr2" draw:text-style-name="P1" draw:layer="layout" svg:x1="16.61cm" svg:y1="0.87cm" svg:x2="16.61cm" svg:y2="16.11cm">
          <text:p/>
        </draw:line>
        <draw:line draw:style-name="gr1" draw:text-style-name="P1" draw:layer="layout" svg:x1="5.18cm" svg:y1="4.68cm" svg:x2="20.42cm" svg:y2="4.68cm">
          <text:p/>
        </draw:line>
        <draw:line draw:style-name="gr1" draw:text-style-name="P1" draw:layer="layout" svg:x1="5.18cm" svg:y1="19.92cm" svg:x2="20.42cm" svg:y2="19.92cm">
          <text:p/>
        </draw:line>
        <draw:line draw:style-name="gr1" draw:text-style-name="P1" draw:layer="layout" svg:x1="5.18cm" svg:y1="4.68cm" svg:x2="5.18cm" svg:y2="19.92cm">
          <text:p/>
        </draw:line>
        <draw:line draw:style-name="gr1" draw:text-style-name="P1" draw:layer="layout" svg:x1="20.42cm" svg:y1="4.68cm" svg:x2="20.42cm" svg:y2="19.92cm">
          <text:p/>
        </draw:line>
        <draw:line draw:style-name="gr1" draw:text-style-name="P1" draw:layer="layout" svg:x1="16.61cm" svg:y1="0.87cm" svg:x2="20.42cm" svg:y2="4.68cm">
          <text:p/>
        </draw:line>
        <draw:line draw:style-name="gr1" draw:text-style-name="P1" draw:layer="layout" svg:x1="1.37cm" svg:y1="0.87cm" svg:x2="5.18cm" svg:y2="4.68cm">
          <text:p/>
        </draw:line>
        <draw:line draw:style-name="gr1" draw:text-style-name="P1" draw:layer="layout" svg:x1="1.37cm" svg:y1="16.11cm" svg:x2="5.18cm" svg:y2="19.92cm">
          <text:p/>
        </draw:line>
        <draw:line draw:style-name="gr2" draw:text-style-name="P1" draw:layer="layout" svg:x1="16.61cm" svg:y1="16.11cm" svg:x2="20.42cm" svg:y2="19.92cm">
          <text:p/>
        </draw:line>
        <draw:line draw:style-name="gr1" draw:text-style-name="P1" draw:layer="layout" svg:x1="12.8cm" svg:y1="4.68cm" svg:x2="12.8cm" svg:y2="19.92cm">
          <text:p/>
        </draw:line>
        <draw:line draw:style-name="gr1" draw:text-style-name="P1" draw:layer="layout" svg:x1="5.18cm" svg:y1="12.3cm" svg:x2="20.42cm" svg:y2="12.3cm">
          <text:p/>
        </draw:line>
        <draw:line draw:style-name="gr2" draw:text-style-name="P1" draw:layer="layout" svg:x1="1.37cm" svg:y1="8.49cm" svg:x2="16.61cm" svg:y2="8.49cm">
          <text:p/>
        </draw:line>
        <draw:line draw:style-name="gr2" draw:text-style-name="P1" draw:layer="layout" svg:x1="8.999cm" svg:y1="0.879cm" svg:x2="8.999cm" svg:y2="16.119cm">
          <text:p/>
        </draw:line>
        <draw:line draw:style-name="gr1" draw:text-style-name="P1" draw:layer="layout" svg:x1="8.999cm" svg:y1="0.879cm" svg:x2="12.8cm" svg:y2="4.68cm">
          <text:p/>
        </draw:line>
        <draw:line draw:style-name="gr1" draw:text-style-name="P1" draw:layer="layout" svg:x1="1.37cm" svg:y1="8.49cm" svg:x2="5.18cm" svg:y2="12.3cm">
          <text:p/>
        </draw:line>
        <draw:line draw:style-name="gr2" draw:text-style-name="P1" draw:layer="layout" svg:x1="8.999cm" svg:y1="16.11cm" svg:x2="12.8cm" svg:y2="19.92cm">
          <text:p/>
        </draw:line>
        <draw:line draw:style-name="gr2" draw:text-style-name="P1" draw:layer="layout" svg:x1="16.61cm" svg:y1="8.49cm" svg:x2="20.42cm" svg:y2="12.3cm">
          <text:p/>
        </draw:line>
        <draw:line draw:style-name="gr2" draw:text-style-name="P1" draw:layer="layout" svg:x1="8.999cm" svg:y1="8.49cm" svg:x2="12.8cm" svg:y2="12.3cm">
          <text:p/>
        </draw:line>
        <draw:line draw:style-name="gr3" draw:text-style-name="P1" draw:layer="layout" svg:x1="1.37cm" svg:y1="16.11cm" svg:x2="2.894cm" svg:y2="16.11cm">
          <text:p/>
        </draw:line>
        <draw:line draw:style-name="gr3" draw:text-style-name="P1" draw:layer="layout" svg:x1="1.37cm" svg:y1="15.856cm" svg:x2="1.37cm" svg:y2="14.332cm">
          <text:p/>
        </draw:line>
        <draw:line draw:style-name="gr3" draw:text-style-name="P1" draw:layer="layout" svg:x1="1.37cm" svg:y1="16.11cm" svg:x2="2.894cm" svg:y2="17.634cm">
          <text:p/>
        </draw:line>
        <draw:frame draw:style-name="gr4" draw:layer="layout" svg:width="0.853cm" svg:height="0.962cm" svg:x="0.755cm" svg:y="15.86cm">
          <draw:text-box>
            <text:p>0</text:p>
          </draw:text-box>
        </draw:frame>
        <draw:frame draw:style-name="gr4" draw:layer="layout" svg:width="0.853cm" svg:height="0.962cm" svg:x="8.446cm" svg:y="16.01cm">
          <draw:text-box>
            <text:p>1</text:p>
          </draw:text-box>
        </draw:frame>
        <draw:frame draw:style-name="gr4" draw:layer="layout" svg:width="0.853cm" svg:height="0.962cm" svg:x="16.002cm" svg:y="15.964cm">
          <draw:text-box>
            <text:p>2</text:p>
          </draw:text-box>
        </draw:frame>
        <draw:frame draw:style-name="gr4" draw:layer="layout" svg:width="0.853cm" svg:height="0.962cm" svg:x="0.572cm" svg:y="8.754cm">
          <draw:text-box>
            <text:p>3</text:p>
          </draw:text-box>
        </draw:frame>
        <draw:frame draw:style-name="gr4" draw:layer="layout" svg:width="0.853cm" svg:height="0.962cm" svg:x="8.289cm" svg:y="8.38cm">
          <draw:text-box>
            <text:p>4</text:p>
          </draw:text-box>
        </draw:frame>
        <draw:frame draw:style-name="gr4" draw:layer="layout" svg:width="0.853cm" svg:height="0.962cm" svg:x="15.957cm" svg:y="8.344cm">
          <draw:text-box>
            <text:p>5</text:p>
          </draw:text-box>
        </draw:frame>
        <draw:frame draw:style-name="gr5" draw:layer="layout" svg:width="2.286cm" svg:height="0.962cm" svg:x="1.495cm" svg:y="15.194cm">
          <draw:text-box>
            <text:p>x</text:p>
          </draw:text-box>
        </draw:frame>
        <draw:frame draw:style-name="gr4" draw:layer="layout" svg:width="0.82cm" svg:height="0.962cm" svg:x="0.508cm" svg:y="14.432cm">
          <draw:text-box>
            <text:p>y</text:p>
          </draw:text-box>
        </draw:frame>
        <draw:frame draw:style-name="gr4" draw:layer="layout" svg:width="0.82cm" svg:height="0.962cm" svg:x="1.878cm" svg:y="17.18cm">
          <draw:text-box>
            <text:p>z</text:p>
          </draw:text-box>
        </draw:frame>
        <draw:frame draw:style-name="gr4" draw:layer="layout" svg:width="0.853cm" svg:height="0.962cm" svg:x="1.109cm" svg:y="0.108cm">
          <draw:text-box>
            <text:p>6</text:p>
          </draw:text-box>
        </draw:frame>
        <draw:frame draw:style-name="gr4" draw:layer="layout" svg:width="0.853cm" svg:height="0.962cm" svg:x="8.427cm" svg:y="0.054cm">
          <draw:text-box>
            <text:p>7</text:p>
          </draw:text-box>
        </draw:frame>
        <draw:frame draw:style-name="gr4" draw:layer="layout" svg:width="0.853cm" svg:height="0.962cm" svg:x="16.007cm" svg:y="0.1cm">
          <draw:text-box>
            <text:p>8</text:p>
          </draw:text-box>
        </draw:frame>
        <draw:frame draw:style-name="gr4" draw:layer="layout" svg:width="0.853cm" svg:height="0.962cm" svg:x="4.926cm" svg:y="19.838cm">
          <draw:text-box>
            <text:p>9</text:p>
          </draw:text-box>
        </draw:frame>
        <draw:frame draw:style-name="gr4" draw:layer="layout" svg:width="1.205cm" svg:height="0.962cm" svg:x="12.249cm" svg:y="19.82cm">
          <draw:text-box>
            <text:p>10</text:p>
          </draw:text-box>
        </draw:frame>
        <draw:frame draw:style-name="gr4" draw:layer="layout" svg:width="1.205cm" svg:height="0.962cm" svg:x="19.858cm" svg:y="19.82cm">
          <draw:text-box>
            <text:p>11</text:p>
          </draw:text-box>
        </draw:frame>
        <draw:frame draw:style-name="gr4" draw:layer="layout" svg:width="1.205cm" svg:height="0.962cm" svg:x="4.945cm" svg:y="11.538cm">
          <draw:text-box>
            <text:p>12</text:p>
          </draw:text-box>
        </draw:frame>
        <draw:frame draw:style-name="gr4" draw:layer="layout" svg:width="1.205cm" svg:height="0.962cm" svg:x="12.546cm" svg:y="11.584cm">
          <draw:text-box>
            <text:p>13</text:p>
          </draw:text-box>
        </draw:frame>
        <draw:frame draw:style-name="gr4" draw:layer="layout" svg:width="1.205cm" svg:height="0.962cm" svg:x="20.285cm" svg:y="11.538cm">
          <draw:text-box>
            <text:p>14</text:p>
          </draw:text-box>
        </draw:frame>
        <draw:frame draw:style-name="gr4" draw:layer="layout" svg:width="1.205cm" svg:height="0.962cm" svg:x="4.891cm" svg:y="3.918cm">
          <draw:text-box>
            <text:p>15</text:p>
          </draw:text-box>
        </draw:frame>
        <draw:frame draw:style-name="gr4" draw:layer="layout" svg:width="1.205cm" svg:height="0.962cm" svg:x="12.565cm" svg:y="3.918cm">
          <draw:text-box>
            <text:p>16</text:p>
          </draw:text-box>
        </draw:frame>
        <draw:frame draw:style-name="gr4" draw:layer="layout" svg:width="1.205cm" svg:height="0.962cm" svg:x="20.166cm" svg:y="3.918cm">
          <draw:text-box>
            <text:p>17</text:p>
          </draw:text-box>
        </draw:frame>
        <draw:custom-shape draw:style-name="gr7" draw:text-style-name="P1" draw:layer="layout" svg:width="0.762cm" svg:height="1.524cm" svg:x="10.514cm" svg:y="13.5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0.762cm" svg:x="6.45cm" svg:y="10.01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0.762cm" svg:x="14.07cm" svg:y="10.0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1.524cm" svg:x="10.514cm" svg:y="5.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0.762cm" svg:x="5.942cm" svg:y="2.1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0.762cm" svg:x="13.562cm" svg:y="2.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1.524cm" svg:x="2.894cm" svg:y="13.5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1.524cm" svg:x="2.894cm" svg:y="5.9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1.524cm" svg:x="18.134cm" svg:y="13.82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1.524cm" svg:x="18.134cm" svg:y="6.20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0.762cm" svg:x="6.704cm" svg:y="17.63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0.762cm" svg:x="14.578cm" svg:y="17.63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5.234cm" svg:y="12.3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5.18cm" svg:y="4.6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2.835cm" svg:y="12.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2.8cm" svg:y="4.68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7.983cm" svg:y="15.09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7.983cm" svg:y="7.474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5.594cm" svg:y="15.094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5.594cm" svg:y="7.474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016cm" svg:height="1.016cm" svg:x="6.704cm" svg:y="13.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16cm" svg:height="1.015cm" svg:x="14.07cm" svg:y="13.82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16cm" svg:height="1.016cm" svg:x="6.45cm" svg:y="5.9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16cm" svg:height="1.016cm" svg:x="14.324cm" svg:y="5.95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514cm" svg:y1="14.224cm" svg:x2="7.72cm" svg:y2="14.224cm">
          <text:p/>
        </draw:line>
        <draw:line draw:style-name="gr3" draw:text-style-name="P1" draw:layer="layout" svg:x1="7.266cm" svg:y1="10.776cm" svg:x2="7.266cm" svg:y2="13.57cm">
          <text:p/>
        </draw:line>
        <draw:line draw:style-name="gr3" draw:text-style-name="P1" draw:layer="layout" svg:x1="14.732cm" svg:y1="10.776cm" svg:x2="14.732cm" svg:y2="13.824cm">
          <text:p/>
        </draw:line>
        <draw:line draw:style-name="gr3" draw:text-style-name="P1" draw:layer="layout" svg:x1="10.514cm" svg:y1="6.604cm" svg:x2="7.466cm" svg:y2="6.604cm">
          <text:p/>
        </draw:line>
        <draw:line draw:style-name="gr3" draw:text-style-name="P1" draw:layer="layout" svg:x1="6.758cm" svg:y1="2.902cm" svg:x2="6.758cm" svg:y2="5.95cm">
          <text:p/>
        </draw:line>
        <draw:line draw:style-name="gr3" draw:text-style-name="P1" draw:layer="layout" svg:x1="14.424cm" svg:y1="2.902cm" svg:x2="14.424cm" svg:y2="5.95cm">
          <text:p/>
        </draw:line>
        <draw:line draw:style-name="gr3" draw:text-style-name="P1" draw:layer="layout" svg:x1="3.656cm" svg:y1="14.224cm" svg:x2="6.704cm" svg:y2="14.224cm">
          <text:p/>
        </draw:line>
        <draw:line draw:style-name="gr3" draw:text-style-name="P1" draw:layer="layout" svg:x1="3.656cm" svg:y1="6.658cm" svg:x2="6.45cm" svg:y2="6.658cm">
          <text:p/>
        </draw:line>
        <draw:line draw:style-name="gr3" draw:text-style-name="P1" draw:layer="layout" svg:x1="18.134cm" svg:y1="14.478cm" svg:x2="15.086cm" svg:y2="14.478cm">
          <text:p/>
        </draw:line>
        <draw:line draw:style-name="gr3" draw:text-style-name="P1" draw:layer="layout" svg:x1="18.134cm" svg:y1="6.658cm" svg:x2="15.34cm" svg:y2="6.658cm">
          <text:p/>
        </draw:line>
        <draw:line draw:style-name="gr3" draw:text-style-name="P1" draw:layer="layout" svg:x1="7.366cm" svg:y1="17.634cm" svg:x2="7.366cm" svg:y2="14.586cm">
          <text:p/>
        </draw:line>
        <draw:line draw:style-name="gr3" draw:text-style-name="P1" draw:layer="layout" svg:x1="14.84cm" svg:y1="17.634cm" svg:x2="14.84cm" svg:y2="14.986cm">
          <text:p/>
        </draw:line>
        <draw:line draw:style-name="gr3" draw:text-style-name="P1" draw:layer="layout" svg:x1="6.25cm" svg:y1="13.208cm" svg:x2="6.704cm" svg:y2="13.57cm">
          <text:p/>
        </draw:line>
        <draw:line draw:style-name="gr3" draw:text-style-name="P1" draw:layer="layout" svg:x1="6.096cm" svg:y1="5.588cm" svg:x2="6.45cm" svg:y2="5.95cm">
          <text:p/>
        </draw:line>
        <draw:line draw:style-name="gr3" draw:text-style-name="P1" draw:layer="layout" svg:x1="13.716cm" svg:y1="13.208cm" svg:x2="14.07cm" svg:y2="13.824cm">
          <text:p/>
        </draw:line>
        <draw:line draw:style-name="gr3" draw:text-style-name="P1" draw:layer="layout" svg:x1="13.816cm" svg:y1="5.588cm" svg:x2="14.324cm" svg:y2="5.95cm">
          <text:p/>
        </draw:line>
        <draw:line draw:style-name="gr3" draw:text-style-name="P1" draw:layer="layout" svg:x1="7.983cm" svg:y1="15.094cm" svg:x2="7.72cm" svg:y2="14.586cm">
          <text:p/>
        </draw:line>
        <draw:line draw:style-name="gr3" draw:text-style-name="P1" draw:layer="layout" svg:x1="7.983cm" svg:y1="7.474cm" svg:x2="7.466cm" svg:y2="6.966cm">
          <text:p/>
        </draw:line>
        <draw:line draw:style-name="gr3" draw:text-style-name="P1" draw:layer="layout" svg:x1="15.748cm" svg:y1="15.24cm" svg:x2="15.086cm" svg:y2="14.839cm">
          <text:p/>
        </draw:line>
        <draw:line draw:style-name="gr3" draw:text-style-name="P1" draw:layer="layout" svg:x1="15.748cm" svg:y1="7.474cm" svg:x2="15.34cm" svg:y2="6.966cm">
          <text:p/>
        </draw:line>
        <draw:line draw:style-name="gr9" draw:text-style-name="P1" draw:layer="layout" svg:x1="11.276cm" svg:y1="14.278cm" svg:x2="13.97cm" svg:y2="14.278cm">
          <text:p/>
        </draw:line>
        <draw:line draw:style-name="gr9" draw:text-style-name="P1" draw:layer="layout" svg:x1="7.066cm" svg:y1="10.014cm" svg:x2="7.066cm" svg:y2="6.966cm">
          <text:p/>
        </draw:line>
        <draw:line draw:style-name="gr9" draw:text-style-name="P1" draw:layer="layout" svg:x1="11.276cm" svg:y1="6.558cm" svg:x2="14.224cm" svg:y2="6.558cm">
          <text:p/>
        </draw:line>
        <draw:line draw:style-name="gr9" draw:text-style-name="P1" draw:layer="layout" svg:x1="14.732cm" svg:y1="10.014cm" svg:x2="14.732cm" svg:y2="6.966cm">
          <text:p/>
        </draw:line>
        <draw:line draw:style-name="gr3" draw:text-style-name="P1" draw:layer="layout" svg:x1="20.32cm" svg:y1="0.762cm" svg:x2="23.368cm" svg:y2="0.762cm">
          <text:p/>
        </draw:line>
        <draw:line draw:style-name="gr9" draw:text-style-name="P1" draw:layer="layout" svg:x1="20.32cm" svg:y1="2.54cm" svg:x2="23.368cm" svg:y2="2.54cm">
          <text:p/>
        </draw:line>
        <draw:frame draw:style-name="gr4" draw:layer="layout" svg:width="2.225cm" svg:height="0.962cm" svg:x="23.683cm" svg:y="0.254cm">
          <draw:text-box>
            <text:p>owner</text:p>
          </draw:text-box>
        </draw:frame>
        <draw:frame draw:style-name="gr4" draw:layer="layout" svg:width="3.313cm" svg:height="0.962cm" svg:x="23.611cm" svg:y="2.086cm">
          <draw:text-box>
            <text:p>neighbour</text:p>
          </draw:text-box>
        </draw:frame>
        <draw:custom-shape draw:style-name="gr10" draw:text-style-name="P1" draw:layer="layout" svg:width="1.016cm" svg:height="1.016cm" svg:x="21.844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1.016cm" svg:x="21.844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45cm" svg:height="0.962cm" svg:x="23.913cm" svg:y="3.81cm">
          <draw:text-box>
            <text:p>cell</text:p>
          </draw:text-box>
        </draw:frame>
        <draw:frame draw:style-name="gr4" draw:layer="layout" svg:width="1.7cm" svg:height="0.962cm" svg:x="23.954cm" svg:y="5.642cm">
          <draw:text-box>
            <text:p>fac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0:46:41</meta:creation-date>
    <dc:date>2013-07-05T17:29:04</dc:date>
    <meta:editing-duration>PT3H44M2S</meta:editing-duration>
    <meta:editing-cycles>12</meta:editing-cycles>
    <meta:generator>LibreOffice/3.5$Linux_x86 LibreOffice_project/350m1$Build-2</meta:generator>
    <meta:document-statistic meta:object-count="161"/>
  </office:meta>
</office:document-meta>
</file>